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3ed" officeooo:paragraph-rsid="000d73ed"/>
    </style:style>
    <style:style style:name="P2" style:family="paragraph" style:parent-style-name="Standard">
      <style:text-properties officeooo:rsid="000d73ed" officeooo:paragraph-rsid="00152fd6"/>
    </style:style>
    <style:style style:name="P3" style:family="paragraph" style:parent-style-name="Standard">
      <style:text-properties style:text-underline-style="none" officeooo:rsid="000f0a1e" officeooo:paragraph-rsid="000f0a1e"/>
    </style:style>
    <style:style style:name="P4" style:family="paragraph" style:parent-style-name="Standard">
      <style:text-properties style:text-underline-style="none" officeooo:rsid="000d73ed" officeooo:paragraph-rsid="0013ce84"/>
    </style:style>
    <style:style style:name="P5" style:family="paragraph" style:parent-style-name="Standard">
      <style:text-properties fo:color="#000000" style:font-name="Times New Roman" fo:font-size="12pt" fo:language="en" fo:country="none" officeooo:rsid="000d73ed" style:font-size-asian="12pt"/>
    </style:style>
    <style:style style:name="P6" style:family="paragraph" style:parent-style-name="Standard">
      <style:text-properties fo:color="#000000" style:font-name="Times New Roman" fo:font-size="12pt" fo:language="en" fo:country="none" officeooo:rsid="000d73ed" officeooo:paragraph-rsid="000d73ed" style:font-size-asian="12pt"/>
    </style:style>
    <style:style style:name="P7" style:family="paragraph" style:parent-style-name="Standard">
      <style:text-properties fo:color="#000000" style:font-name="Times New Roman" fo:font-size="12pt" fo:language="en" fo:country="none" officeooo:rsid="000d73ed" officeooo:paragraph-rsid="001109d4" style:font-size-asian="12pt"/>
    </style:style>
    <style:style style:name="P8" style:family="paragraph" style:parent-style-name="Standard">
      <style:text-properties fo:color="#000000" style:font-name="Times New Roman" fo:font-size="12pt" fo:language="en" fo:country="none" officeooo:rsid="0011ad7b" officeooo:paragraph-rsid="0011ad7b" style:font-size-asian="12pt"/>
    </style:style>
    <style:style style:name="P9" style:family="paragraph" style:parent-style-name="Standard">
      <style:text-properties fo:color="#000000" style:font-name="Times New Roman" fo:font-size="12pt" fo:language="en" fo:country="none" officeooo:rsid="0011ad7b" officeooo:paragraph-rsid="0015ef6b" style:font-size-asian="12pt"/>
    </style:style>
    <style:style style:name="P10" style:family="paragraph" style:parent-style-name="Standard">
      <style:text-properties fo:color="#000000" style:font-name="Times New Roman" fo:font-size="12pt" fo:language="en" fo:country="none" officeooo:rsid="00123f8c" officeooo:paragraph-rsid="00123f8c" style:font-size-asian="12pt"/>
    </style:style>
    <style:style style:name="P11" style:family="paragraph" style:parent-style-name="Standard">
      <style:text-properties fo:color="#000000" style:font-name="Times New Roman" fo:font-size="12pt" fo:language="en" fo:country="none" style:text-underline-style="none" officeooo:rsid="000d73ed" officeooo:paragraph-rsid="000d73ed" style:font-size-asian="12pt"/>
    </style:style>
    <style:style style:name="P12" style:family="paragraph" style:parent-style-name="Standard">
      <style:text-properties fo:color="#000000" style:font-name="Times New Roman" fo:font-size="12pt" fo:language="en" fo:country="none" style:text-underline-style="none" officeooo:rsid="000f0a1e" officeooo:paragraph-rsid="000d73ed" style:font-size-asian="12pt"/>
    </style:style>
    <style:style style:name="P13" style:family="paragraph" style:parent-style-name="Standard">
      <style:text-properties fo:color="#000000" style:font-name="Times New Roman" fo:font-size="12pt" fo:language="en" fo:country="none" style:text-underline-style="none" officeooo:rsid="001109d4" officeooo:paragraph-rsid="001109d4" style:font-size-asian="12pt"/>
    </style:style>
    <style:style style:name="P14" style:family="paragraph" style:parent-style-name="Standard">
      <style:text-properties fo:color="#000000" style:font-name="Times New Roman" fo:font-size="12pt" fo:language="en" fo:country="none" style:text-underline-style="none" officeooo:rsid="00123f8c" officeooo:paragraph-rsid="00123f8c" style:font-size-asian="12pt"/>
    </style:style>
    <style:style style:name="P15" style:family="paragraph" style:parent-style-name="Standard">
      <style:text-properties fo:color="#000000" style:font-name="Times New Roman" fo:font-size="12pt" fo:language="en" fo:country="none" style:text-underline-style="none" officeooo:rsid="0011ad7b" officeooo:paragraph-rsid="0011ad7b" style:font-size-asian="12pt"/>
    </style:style>
    <style:style style:name="P16" style:family="paragraph" style:parent-style-name="Standard">
      <style:text-properties fo:color="#000000" style:font-name="Times New Roman" fo:font-size="12pt" fo:language="en" fo:country="none" style:text-underline-style="none" officeooo:rsid="0011ad7b" officeooo:paragraph-rsid="00175ba9" style:font-size-asian="12pt"/>
    </style:style>
    <style:style style:name="P17" style:family="paragraph" style:parent-style-name="Standard">
      <style:text-properties fo:color="#000000" style:font-name="Times New Roman" fo:font-size="12pt" fo:language="en" fo:country="none" style:text-underline-style="none" officeooo:rsid="0013ce84" officeooo:paragraph-rsid="00175ba9" style:font-size-asian="12pt"/>
    </style:style>
    <style:style style:name="P18" style:family="paragraph" style:parent-style-name="Standard">
      <style:text-properties fo:color="#000000" style:font-name="Times New Roman" fo:font-size="12pt" fo:language="en" fo:country="none" style:text-underline-style="solid" style:text-underline-width="auto" style:text-underline-color="font-color" officeooo:rsid="00123f8c" officeooo:paragraph-rsid="00123f8c" style:font-size-asian="12pt"/>
    </style:style>
    <style:style style:name="P19" style:family="paragraph" style:parent-style-name="Standard">
      <style:text-properties fo:color="#000000" style:font-name="Times New Roman" fo:font-size="12pt" fo:language="en" fo:country="none" style:text-underline-style="solid" style:text-underline-width="auto" style:text-underline-color="font-color" officeooo:rsid="000d73ed" officeooo:paragraph-rsid="000d73ed" style:font-size-asian="12pt"/>
    </style:style>
    <style:style style:name="P20" style:family="paragraph" style:parent-style-name="Standard">
      <style:text-properties fo:color="#ce181e" style:text-underline-style="none" officeooo:rsid="000f0a1e" officeooo:paragraph-rsid="00152fd6"/>
    </style:style>
    <style:style style:name="P21" style:family="paragraph" style:parent-style-name="Standard">
      <style:text-properties fo:color="#000000" style:font-name="Times New Roman" fo:font-size="12pt" fo:language="en" fo:country="none" style:font-size-asian="12pt"/>
    </style:style>
    <style:style style:name="P22" style:family="paragraph" style:parent-style-name="Standard">
      <style:paragraph-properties fo:text-align="center" style:justify-single-word="false"/>
      <style:text-properties fo:color="#000000" style:font-name="Times New Roman" fo:font-size="12pt" fo:language="en" fo:country="none" officeooo:rsid="00175ba9" officeooo:paragraph-rsid="00175ba9" style:font-size-asian="12pt"/>
    </style:style>
    <style:style style:name="P23" style:family="paragraph" style:parent-style-name="Standard">
      <style:text-properties fo:color="#000000" style:font-name="Times New Roman" fo:font-size="12pt" fo:language="en" fo:country="none" style:text-underline-style="none" officeooo:rsid="00183fe5" officeooo:paragraph-rsid="00183fe5" style:font-size-asian="12pt"/>
    </style:style>
    <style:style style:name="P24" style:family="paragraph" style:parent-style-name="Standard">
      <style:text-properties fo:color="#000000" style:font-name="Times New Roman" fo:font-size="12pt" fo:language="en" fo:country="none" style:text-underline-style="none" officeooo:rsid="001d9399" officeooo:paragraph-rsid="001d9399" style:font-size-asian="12pt"/>
    </style:style>
    <style:style style:name="P25" style:family="paragraph" style:parent-style-name="Standard">
      <style:text-properties style:use-window-font-color="true" style:font-name="Times New Roman" fo:font-size="12pt" fo:language="en" fo:country="none" style:text-underline-style="none" officeooo:rsid="00175ba9" officeooo:paragraph-rsid="00175ba9" style:font-size-asian="12pt"/>
    </style:style>
    <style:style style:name="T1" style:family="text">
      <style:text-properties fo:color="#000000" style:font-name="Times New Roman" fo:font-size="12pt" fo:language="en" fo:country="none" style:font-size-asian="12pt"/>
    </style:style>
    <style:style style:name="T2" style:family="text">
      <style:text-properties fo:color="#000000" style:font-name="Times New Roman" fo:font-size="12pt" fo:language="en" fo:country="none" officeooo:rsid="000d73ed" style:font-size-asian="12pt"/>
    </style:style>
    <style:style style:name="T3" style:family="text">
      <style:text-properties fo:color="#000000" style:font-name="Times New Roman" fo:font-size="12pt" fo:language="en" fo:country="none" officeooo:rsid="000f0a1e" style:font-size-asian="12pt"/>
    </style:style>
    <style:style style:name="T4" style:family="text">
      <style:text-properties fo:color="#000000" style:font-name="Times New Roman" fo:font-size="12pt" fo:language="en" fo:country="none" officeooo:rsid="0014ea62" style:font-size-asian="12pt"/>
    </style:style>
    <style:style style:name="T5" style:family="text">
      <style:text-properties fo:color="#000000" style:font-name="Times New Roman" fo:font-size="12pt" fo:language="en" fo:country="none" officeooo:rsid="0015ef6b" style:font-size-asian="12pt"/>
    </style:style>
    <style:style style:name="T6" style:family="text">
      <style:text-properties fo:color="#000000" style:font-name="Times New Roman" fo:font-size="12pt" fo:language="en" fo:country="none" officeooo:rsid="001d9399" style:font-size-asian="12pt"/>
    </style:style>
    <style:style style:name="T7" style:family="text">
      <style:text-properties fo:color="#000000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8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d73ed" style:font-size-asian="12pt"/>
    </style:style>
    <style:style style:name="T9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0f9ab1" style:font-size-asian="12pt"/>
    </style:style>
    <style:style style:name="T10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23f8c" style:font-size-asian="12pt"/>
    </style:style>
    <style:style style:name="T11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4ea62" style:font-size-asian="12pt"/>
    </style:style>
    <style:style style:name="T12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5ef6b" style:font-size-asian="12pt"/>
    </style:style>
    <style:style style:name="T13" style:family="text">
      <style:text-properties fo:color="#000000" style:font-name="Times New Roman" fo:font-size="12pt" fo:language="en" fo:country="none" style:text-underline-style="solid" style:text-underline-width="auto" style:text-underline-color="font-color" officeooo:rsid="001d9399" style:font-size-asian="12pt"/>
    </style:style>
    <style:style style:name="T14" style:family="text">
      <style:text-properties fo:color="#000000" style:font-name="Times New Roman" fo:font-size="12pt" fo:language="en" fo:country="none" style:text-underline-style="none" style:font-size-asian="12pt"/>
    </style:style>
    <style:style style:name="T15" style:family="text">
      <style:text-properties fo:color="#000000" style:font-name="Times New Roman" fo:font-size="12pt" fo:language="en" fo:country="none" style:text-underline-style="none" officeooo:rsid="0014ea62" style:font-size-asian="12pt"/>
    </style:style>
    <style:style style:name="T16" style:family="text">
      <style:text-properties fo:color="#000000" style:font-name="Times New Roman" fo:font-size="12pt" fo:language="en" fo:country="none" style:text-underline-style="none" officeooo:rsid="0015ef6b" style:font-size-asian="12pt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5ef6b"/>
    </style:style>
    <style:style style:name="T19" style:family="text">
      <style:text-properties style:text-underline-style="none" officeooo:rsid="00175ba9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officeooo:rsid="00152fd6"/>
    </style:style>
    <style:style style:name="T23" style:family="text">
      <style:text-properties fo:color="#ce181e" style:text-underline-style="none" officeooo:rsid="000f0a1e"/>
    </style:style>
    <style:style style:name="T24" style:family="text">
      <style:text-properties fo:color="#ce181e" officeooo:rsid="000f0a1e"/>
    </style:style>
    <style:style style:name="T25" style:family="text">
      <style:text-properties style:font-name="Times New Roman" fo:font-size="12pt" fo:language="en" fo:country="none" style:font-size-asian="12pt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style:font-size-asian="12pt"/>
    </style:style>
    <style:style style:name="T28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4ea62" style:font-size-asian="12pt"/>
    </style:style>
    <style:style style:name="T29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52fd6" style:font-size-asian="12pt"/>
    </style:style>
    <style:style style:name="T30" style:family="text">
      <style:text-properties style:use-window-font-color="true" style:font-name="Times New Roman" fo:font-size="12pt" fo:language="en" fo:country="none" style:text-underline-style="solid" style:text-underline-width="auto" style:text-underline-color="font-color" officeooo:rsid="0015ef6b" style:font-size-asian="12pt"/>
    </style:style>
    <style:style style:name="T31" style:family="text">
      <style:text-properties style:use-window-font-color="true" style:font-name="Times New Roman" fo:font-size="12pt" fo:language="en" fo:country="none" style:font-size-asian="12pt"/>
    </style:style>
    <style:style style:name="T32" style:family="text">
      <style:text-properties style:use-window-font-color="true" style:font-name="Times New Roman" fo:font-size="12pt" fo:language="en" fo:country="none" officeooo:rsid="00152fd6" style:font-size-asian="12pt"/>
    </style:style>
    <style:style style:name="T33" style:family="text">
      <style:text-properties style:use-window-font-color="true" style:text-underline-style="solid" style:text-underline-width="auto" style:text-underline-color="font-color"/>
    </style:style>
    <style:style style:name="T34" style:family="text">
      <style:text-properties style:use-window-font-color="true" style:text-underline-style="solid" style:text-underline-width="auto" style:text-underline-color="font-color" officeooo:rsid="0014ea62"/>
    </style:style>
    <style:style style:name="T35" style:family="text">
      <style:text-properties style:use-window-font-color="true" style:text-underline-style="solid" style:text-underline-width="auto" style:text-underline-color="font-color" officeooo:rsid="00152fd6"/>
    </style:style>
    <style:style style:name="T36" style:family="text">
      <style:text-properties style:use-window-font-color="true" style:text-underline-style="solid" style:text-underline-width="auto" style:text-underline-color="font-color" officeooo:rsid="000f0a1e"/>
    </style:style>
    <style:style style:name="T37" style:family="text">
      <style:text-properties style:use-window-font-color="true" style:text-underline-style="solid" style:text-underline-width="auto" style:text-underline-color="font-color" officeooo:rsid="00175ba9"/>
    </style:style>
    <style:style style:name="T38" style:family="text">
      <style:text-properties style:use-window-font-color="true" style:text-underline-style="solid" style:text-underline-width="auto" style:text-underline-color="font-color" officeooo:rsid="001c9d5b"/>
    </style:style>
    <style:style style:name="T39" style:family="text">
      <style:text-properties style:use-window-font-color="true" style:text-underline-style="solid" style:text-underline-width="auto" style:text-underline-color="font-color" officeooo:rsid="001d9399"/>
    </style:style>
    <style:style style:name="T40" style:family="text">
      <style:text-properties style:use-window-font-color="true" style:text-underline-style="none" officeooo:rsid="000f0a1e"/>
    </style:style>
    <style:style style:name="T41" style:family="text">
      <style:text-properties style:use-window-font-color="true" style:text-underline-style="none" officeooo:rsid="00152fd6"/>
    </style:style>
    <style:style style:name="T42" style:family="text">
      <style:text-properties style:use-window-font-color="true" style:text-underline-style="none" officeooo:rsid="0014ea62"/>
    </style:style>
    <style:style style:name="T43" style:family="text">
      <style:text-properties style:use-window-font-color="true" style:text-underline-style="none" officeooo:rsid="0015ef6b"/>
    </style:style>
    <style:style style:name="T44" style:family="text">
      <style:text-properties style:use-window-font-color="true" officeooo:rsid="00175ba9"/>
    </style:style>
    <style:style style:name="T45" style:family="text">
      <style:text-properties style:use-window-font-color="true" officeooo:rsid="000f0a1e"/>
    </style:style>
    <style:style style:name="T46" style:family="text">
      <style:text-properties style:use-window-font-color="true" officeooo:rsid="0014ea62"/>
    </style:style>
    <style:style style:name="T47" style:family="text">
      <style:text-properties style:use-window-font-color="true" officeooo:rsid="00152fd6"/>
    </style:style>
    <style:style style:name="T48" style:family="text">
      <style:text-properties style:use-window-font-color="true" officeooo:rsid="0015ef6b"/>
    </style:style>
    <style:style style:name="T49" style:family="text">
      <style:text-properties style:use-window-font-color="true" officeooo:rsid="001c9d5b"/>
    </style:style>
    <style:style style:name="T50" style:family="text">
      <style:text-properties style:use-window-font-color="true" officeooo:rsid="001d9399"/>
    </style:style>
    <style:style style:name="T51" style:family="text">
      <style:text-properties style:use-window-font-color="true" officeooo:rsid="00183fe5"/>
    </style:style>
    <style:style style:name="T52" style:family="text">
      <style:text-properties officeooo:rsid="0015ef6b"/>
    </style:style>
    <style:style style:name="T53" style:family="text">
      <style:text-properties officeooo:rsid="00175ba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odelo Relacional</text:p>
      <text:p text:style-name="P21"/>
      <text:p text:style-name="P21"/>
      <text:p text:style-name="Standard"><text:span text:style-name="T1">Patrocinador(</text:span><text:span text:style-name="T12">c</text:span><text:span text:style-name="T11">o</text:span><text:span text:style-name="T8">d</text:span><text:span text:style-name="T2">, </text:span><text:span text:style-name="T5">n</text:span><text:span text:style-name="T2">ome, </text:span><text:span text:style-name="T4">contribuicao</text:span><text:span text:style-name="T2">)</text:span></text:p>
      <text:p text:style-name="P5"/>
      <text:p text:style-name="P1"><text:span text:style-name="T1">Edição(</text:span><text:span text:style-name="T12">n</text:span><text:span text:style-name="T7">um</text:span><text:span text:style-name="T11">ero</text:span><text:span text:style-name="T1">, </text:span><text:span text:style-name="T5">a</text:span><text:span text:style-name="T1">rrecadacao, </text:span><text:span text:style-name="T5">a</text:span><text:span text:style-name="T1">no, </text:span><text:span text:style-name="T5">n</text:span><text:span text:style-name="T1">_pessoas)</text:span></text:p>
      <text:p text:style-name="P6"/>
      <text:p text:style-name="P1"><text:span text:style-name="T1">Equipamento(</text:span><text:span text:style-name="T5">n</text:span><text:span text:style-name="T7">ome</text:span><text:span text:style-name="T14">, </text:span><text:span text:style-name="T16">t</text:span><text:span text:style-name="T14">ipo</text:span><text:span text:style-name="T1">)</text:span></text:p>
      <text:p text:style-name="P6"/>
      <text:p text:style-name="P1"><text:span text:style-name="T1">Midia(</text:span><text:span text:style-name="T12">n</text:span><text:span text:style-name="T7">ome</text:span><text:span text:style-name="T1">, </text:span><text:span text:style-name="T12">ti</text:span><text:span text:style-name="T7">po</text:span><text:span text:style-name="T1">)</text:span></text:p>
      <text:p text:style-name="P6"/>
      <text:p text:style-name="P1"><text:span text:style-name="T1">Instrumento( </text:span><text:span text:style-name="T10">cod</text:span><text:span text:style-name="T1">, </text:span><text:span text:style-name="T5">n</text:span><text:span text:style-name="T14">ome_instrumento, </text:span><text:span text:style-name="T16">t</text:span><text:span text:style-name="T14">ipo)</text:span></text:p>
      <text:p text:style-name="P6"/>
      <text:p text:style-name="P1"><text:span text:style-name="T1">Artista(</text:span><text:span text:style-name="T12">n</text:span><text:span text:style-name="T7">ome</text:span><text:span text:style-name="T14">, </text:span><text:span text:style-name="T16">n</text:span><text:span text:style-name="T14">acionalidade)</text:span></text:p>
      <text:p text:style-name="P11"/>
      <text:p text:style-name="P2"><text:span text:style-name="T14">Hotel (</text:span><text:span text:style-name="T16">n</text:span><text:span text:style-name="T14">ome, </text:span><text:span text:style-name="T16">e</text:span><text:span text:style-name="T14">ndereço, </text:span><text:span text:style-name="T12">t</text:span><text:span text:style-name="T7">elefone,</text:span><text:span text:style-name="T14"> </text:span><text:span text:style-name="T11">cod_</text:span><text:span text:style-name="T9">banda </text:span><text:span text:style-name="T29">(</text:span><text:span text:style-name="T14">Banda.</text:span><text:span text:style-name="T16">c</text:span><text:span text:style-name="T15">od</text:span><text:span text:style-name="T29">)</text:span><text:span text:style-name="T14">)</text:span></text:p>
      <text:p text:style-name="P19"/>
      <text:p text:style-name="P4"><text:span text:style-name="T1">Banda( </text:span><text:span text:style-name="T12">c</text:span><text:span text:style-name="T11">od</text:span><text:span text:style-name="T4">,</text:span><text:span text:style-name="T3"> </text:span><text:span text:style-name="T5">n</text:span><text:span text:style-name="T1">ome, </text:span><text:span text:style-name="T5">g</text:span><text:span text:style-name="T3">ênero)</text:span></text:p>
      <text:p text:style-name="P12"/>
      <text:p text:style-name="P20"><text:span text:style-name="T31">Apresentacao(</text:span><text:span text:style-name="T25"> <text:s/></text:span><text:span text:style-name="T28">apresentador</text:span><text:span text:style-name="T29">(</text:span><text:span text:style-name="T2">Banda.</text:span><text:span text:style-name="T5">c</text:span><text:span text:style-name="T4">od</text:span><text:span text:style-name="T29">)</text:span><text:span text:style-name="T31">, </text:span><text:span text:style-name="T30">c</text:span><text:span text:style-name="T27">od_palco</text:span><text:span text:style-name="T31"> </text:span><text:span text:style-name="T32">(Palco.cod)</text:span><text:span text:style-name="T31">, </text:span><text:span text:style-name="T30">da</text:span><text:span text:style-name="T27">ta, </text:span><text:span text:style-name="T30">h</text:span><text:span text:style-name="T27">ora_inicio, </text:span><text:span text:style-name="T30">h</text:span><text:span text:style-name="T27">ora_fim</text:span><text:span text:style-name="T31">)</text:span></text:p>
      <text:p text:style-name="P12"/>
      <text:p text:style-name="P3"><text:span text:style-name="T1">Palco(</text:span><text:span text:style-name="T5">n</text:span><text:span text:style-name="T1">ome_palco, </text:span><text:span text:style-name="T12">c</text:span><text:span text:style-name="T7">od</text:span><text:span text:style-name="T1">, </text:span><text:span text:style-name="T13">responsavel</text:span><text:span text:style-name="T6">(Funcionario.cpf)</text:span><text:span text:style-name="T1">)</text:span></text:p>
      <text:p text:style-name="P12"/>
      <text:p text:style-name="P13">Patrocina(<text:span text:style-name="T21">patroc (Patrocinador.cod)</text:span>, <text:span text:style-name="T20">edicao (edicao.nume</text:span><text:span text:style-name="T22">r</text:span><text:span text:style-name="T20">o)</text:span>)</text:p>
      <text:p text:style-name="P13"/>
      <text:p text:style-name="P13"><text:span text:style-name="T52">P</text:span>roduz ( <text:span text:style-name="T20">midia (Midia.nome), tipo(Midia.tipo)</text:span>, <text:span text:style-name="T20">num_ed(edicao.Numero)</text:span>)</text:p>
      <text:p text:style-name="P7"/>
      <text:p text:style-name="P9"><text:span text:style-name="T52">R</text:span>ealizada_em(<text:span text:style-name="T20">ed (edicao.num_edicao)</text:span><text:span text:style-name="T17">, </text:span><text:span text:style-name="T34">apresentador</text:span><text:span text:style-name="T35">(</text:span><text:span text:style-name="T40">Apresentacao.</text:span><text:span text:style-name="T42">apresentador</text:span><text:span text:style-name="T35">)</text:span><text:span text:style-name="T40">, </text:span></text:p>
      <text:p text:style-name="P9"><text:span text:style-name="T36">palco</text:span><text:span text:style-name="T40"> </text:span><text:span text:style-name="T41">(</text:span><text:span text:style-name="T40">Apresentacao.Cod_palco</text:span><text:span text:style-name="T41">)</text:span><text:span text:style-name="T40">,</text:span><text:span text:style-name="T23"> </text:span><text:span text:style-name="T36">Data</text:span><text:span text:style-name="T43">(apresentacao.data)</text:span><text:span text:style-name="T36">,</text:span><text:span text:style-name="T40"> </text:span><text:span text:style-name="T36">inicio</text:span><text:span text:style-name="T43">(apresentacao.hora_inicio)</text:span><text:span text:style-name="T40">, </text:span><text:span text:style-name="T36">fim</text:span><text:span text:style-name="T43">(apresentacao.hora_fim)</text:span>)</text:p>
      <text:p text:style-name="P8"/>
      <text:p text:style-name="P8"><text:span text:style-name="T52">U</text:span>tiliza(<text:span text:style-name="T20">data_ap</text:span><text:span text:style-name="T17"> (apresentacao.data), </text:span><text:span text:style-name="T20">equipamento</text:span><text:span text:style-name="T17"> (equipamento.nome))</text:span></text:p>
      <text:p text:style-name="P15"/>
      <text:p text:style-name="P10"><text:span text:style-name="T18">T</text:span><text:span text:style-name="T17">oca_em (</text:span><text:span text:style-name="T20">artista</text:span><text:span text:style-name="T17"> (artista.nome) , </text:span><text:span text:style-name="T20">banda</text:span><text:span text:style-name="T17">(banda.</text:span><text:span text:style-name="T19">cod</text:span><text:span text:style-name="T17">))</text:span></text:p>
      <text:p text:style-name="P18"/>
      <text:p text:style-name="P14"><text:span text:style-name="T52">T</text:span>oca (<text:span text:style-name="T20">artista</text:span>(artista.nome)<text:span text:style-name="T20">,</text:span> <text:span text:style-name="T20">insts</text:span> (instrumento.cod))</text:p>
      <text:p text:style-name="P18"/>
      <text:p text:style-name="P17"><text:span text:style-name="T52">A</text:span>presenta (<text:span text:style-name="T37">banda </text:span><text:span text:style-name="T44">(Banda.cod</text:span>), <text:span text:style-name="T53">palco (Palco.cod), </text:span><text:span text:style-name="T34">apresentador</text:span><text:span text:style-name="T35">(</text:span><text:span text:style-name="T45">Apresentacao.</text:span><text:span text:style-name="T46">apresentador</text:span><text:span text:style-name="T35">)</text:span><text:span text:style-name="T45">, </text:span></text:p>
      <text:p text:style-name="P16"><text:span text:style-name="T36">palco</text:span><text:span text:style-name="T45"> </text:span><text:span text:style-name="T47">(</text:span><text:span text:style-name="T45">Apresentacao.Cod_palco</text:span><text:span text:style-name="T47">)</text:span><text:span text:style-name="T45">,</text:span><text:span text:style-name="T24"> </text:span><text:span text:style-name="T36">Data</text:span><text:span text:style-name="T48">(apresentacao.data)</text:span><text:span text:style-name="T36">,</text:span><text:span text:style-name="T45"> </text:span><text:span text:style-name="T36">inicio</text:span><text:span text:style-name="T48">(apresentacao.hora_inicio)</text:span><text:span text:style-name="T45">, </text:span><text:span text:style-name="T36">fim</text:span><text:span text:style-name="T48">(apresentacao.hora_fim)</text:span><text:span text:style-name="T44">)</text:span></text:p>
      <text:p text:style-name="P25"/>
      <text:p text:style-name="P23"><text:span text:style-name="T44">F</text:span><text:span text:style-name="T26">uncionario(</text:span><text:span text:style-name="T33">cpf</text:span><text:span text:style-name="T26">, nome, sexo, </text:span><text:span text:style-name="T49">funcao, </text:span><text:span text:style-name="T39">palco</text:span><text:span text:style-name="T50">(Palco.cod</text:span><text:span text:style-name="T26">)</text:span><text:span text:style-name="T50">)</text:span></text:p>
      <text:p text:style-name="P23"><text:span text:style-name="T26"/></text:p>
      <text:p text:style-name="P24"><text:span text:style-name="T26">Trabalha(</text:span><text:span text:style-name="T33">palco</text:span><text:span text:style-name="T26">(Palco.cod</text:span><text:span text:style-name="T51">), </text:span><text:span text:style-name="T33">cpf</text:span><text:span text:style-name="T26"> (Funcionario.cpf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5:26:26.620000000</meta:creation-date>
    <dc:date>2017-12-01T19:41:50.875696964</dc:date>
    <meta:editing-duration>PT1H15M24S</meta:editing-duration>
    <meta:editing-cycles>9</meta:editing-cycles>
    <meta:generator>LibreOffice/5.4.1.2$Linux_X86_64 LibreOffice_project/40m0$Build-2</meta:generator>
    <meta:document-statistic meta:table-count="0" meta:image-count="0" meta:object-count="0" meta:page-count="1" meta:paragraph-count="22" meta:word-count="89" meta:character-count="1237" meta:non-whitespace-character-count="1167"/>
  </office:meta>
</office:document-meta>
</file>